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ritannic Bold" svg:font-family="'Britannic Bold'" style:font-family-generic="swiss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1.541cm" table:align="left"/>
    </style:style>
    <style:style style:name="Tableau1.A" style:family="table-column">
      <style:table-column-properties style:column-width="1.991cm"/>
    </style:style>
    <style:style style:name="Tableau1.B" style:family="table-column">
      <style:table-column-properties style:column-width="9.5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margin-top="0cm" fo:margin-bottom="0.247cm" style:contextual-spacing="false" fo:line-height="115%"/>
      <style:text-properties style:font-name="Britannic Bold" fo:font-size="22pt" fo:font-weight="bold" officeooo:rsid="001998dd" style:font-size-asian="22pt" style:font-weight-asian="bold" style:font-size-complex="22pt" style:font-weight-complex="bold"/>
    </style:style>
    <style:style style:name="P2" style:family="paragraph" style:parent-style-name="Table_20_Contents">
      <style:text-properties officeooo:rsid="001a2ad6" officeooo:paragraph-rsid="001a2ad6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1a2ad6"/>
    </style:style>
    <style:style style:name="P5" style:family="paragraph" style:parent-style-name="Text_20_body">
      <style:text-properties fo:font-weight="normal" officeooo:rsid="001a2ad6" officeooo:paragraph-rsid="001a2ad6" style:font-weight-asian="normal" style:font-weight-complex="normal"/>
    </style:style>
    <style:style style:name="P6" style:family="paragraph" style:parent-style-name="Text_20_body">
      <style:text-properties officeooo:paragraph-rsid="001b9826"/>
    </style:style>
    <style:style style:name="P7" style:family="paragraph" style:parent-style-name="Text_20_body">
      <style:text-properties fo:color="#355269" loext:opacity="100%" style:font-name="Comic Sans MS1" fo:font-weight="normal" style:font-weight-asian="normal" style:font-weight-complex="normal"/>
    </style:style>
    <style:style style:name="P8" style:family="paragraph" style:parent-style-name="Heading_20_2">
      <style:text-properties officeooo:rsid="001a2ad6" officeooo:paragraph-rsid="001a2ad6"/>
    </style:style>
    <style:style style:name="P9" style:family="paragraph" style:parent-style-name="Text_20_body">
      <style:text-properties officeooo:rsid="001a2ad6" officeooo:paragraph-rsid="001a2a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2ad6"/>
    </style:style>
    <style:style style:name="T3" style:family="text">
      <style:text-properties fo:font-weight="normal" officeooo:rsid="001b9826" style:font-weight-asian="normal" style:font-weight-complex="normal"/>
    </style:style>
    <style:style style:name="T4" style:family="text">
      <style:text-properties fo:font-weight="normal" officeooo:rsid="001a2ad6" style:font-weight-asian="normal" style:font-weight-complex="normal"/>
    </style:style>
    <style:style style:name="T5" style:family="text">
      <style:text-properties fo:color="#355269" loext:opacity="100%" style:font-name="Comic Sans MS1" fo:font-size="16pt" fo:font-weight="normal" style:font-weight-asian="normal" style:font-weight-complex="normal"/>
    </style:style>
    <style:style style:name="T6" style:family="text">
      <style:text-properties officeooo:rsid="001a3103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📝 Écrire un article web</text:p>
      <text:p text:style-name="Text_20_body">Créer un article web, c’est combiner <text:span text:style-name="Strong_20_Emphasis">structure</text:span>, <text:span text:style-name="Strong_20_Emphasis">style</text:span> et <text:span text:style-name="Strong_20_Emphasis">organisation</text:span> pour produire un contenu clair, attractif et bien présenté.<text:line-break/>Tu vas apprendre ici à utiliser les bons outils, à construire ton article en HTML, à le styliser avec CSS et à t’exercer pas à pas.</text:p>
      <text:p text:style-name="P1"/>
      <text:h text:style-name="Heading_20_1" text:outline-level="1" text:is-list-header="true">I. 💻 Utiliser Visual Studio Code (VS Code)</text:h>
      <text:p text:style-name="Standard"><text:span text:style-name="T1">Avant de commencer, je te conseille d’utiliser </text:span><text:span text:style-name="Strong_20_Emphasis"><text:span text:style-name="T1">Visual Studio Code (VS Code)</text:span></text:span><text:span text:style-name="T1"> pour rédiger ton article.</text:span></text:p>
      <text:p text:style-name="Standard">Ce logiciel te permet de :</text:p>
      <text:p text:style-name="Standard"><text:span text:style-name="T1">💡 </text:span><text:span text:style-name="Strong_20_Emphasis"><text:span text:style-name="T1">Prévisualiser ton article en direct</text:span></text:span><text:span text:style-name="T1">,</text:span></text:p>
      <text:p text:style-name="Standard"><text:span text:style-name="T1">🧩 </text:span><text:span text:style-name="Strong_20_Emphasis"><text:span text:style-name="T1">Structurer ton code plus proprement</text:span></text:span><text:span text:style-name="T1">,</text:span></text:p>
      <text:p text:style-name="Standard"><text:span text:style-name="T1">🎨 </text:span><text:span text:style-name="Strong_20_Emphasis"><text:span text:style-name="T1">Gérer plus facilement la mise en page et le style</text:span></text:span><text:span text:style-name="T1"> grâce à la coloration syntaxique.</text:span></text:p>
      <text:p text:style-name="Standard"><text:span text:style-name="T1">🧠 </text:span><text:span text:style-name="Emphasis"><text:span text:style-name="T1">Astuce : tu peux installer l’extension “Live Server” pour voir ton article s’afficher directement dans ton navigateur !</text:span></text:span></text:p>
      <text:p text:style-name="P1"/>
      <text:h text:style-name="Heading_20_1" text:outline-level="1" text:is-list-header="true">II. 🧱 Structure HTML de l’article</text:h>
      <text:p text:style-name="Text_20_body">Pour qu’un article soit clair et organisé, il est important d’utiliser les <text:span text:style-name="Strong_20_Emphasis">bonnes balises HTML</text:span>.<text:line-break/>Voici celles que tu utiliseras le plus souvent 👇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Balise</text:p>
            </table:table-cell>
            <table:table-cell table:style-name="Tableau1.A1" office:value-type="string">
              <text:p text:style-name="Table_20_Heading">Rô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&lt;div&gt;</text:span></text:p>
          </table:table-cell>
          <table:table-cell table:style-name="Tableau1.A1" office:value-type="string">
            <text:p text:style-name="Table_20_Contents">Sert à regrouper et positionner les éléments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h2&gt;</text:span></text:p>
          </table:table-cell>
          <table:table-cell table:style-name="Tableau1.A1" office:value-type="string">
            <text:p text:style-name="Table_20_Contents">Définit un sous-titre ou une section important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p&gt;</text:span></text:p>
          </table:table-cell>
          <table:table-cell table:style-name="Tableau1.A1" office:value-type="string">
            <text:p text:style-name="Table_20_Contents">Contient le texte principal de l’articl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a&gt;</text:span></text:p>
          </table:table-cell>
          <table:table-cell table:style-name="Tableau1.A1" office:value-type="string">
            <text:p text:style-name="Table_20_Contents">Crée un lien vers une autre page ou un sit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ul&gt;</text:span></text:p>
          </table:table-cell>
          <table:table-cell table:style-name="Tableau1.A1" office:value-type="string">
            <text:p text:style-name="Table_20_Contents">Crée une liste non ordonné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li&gt;</text:span></text:p>
          </table:table-cell>
          <table:table-cell table:style-name="Tableau1.A1" office:value-type="string">
            <text:p text:style-name="Table_20_Contents">Ajoute un élément à une liste</text:p>
          </table:table-cell>
        </table:table-row>
        <text:soft-page-break/>
        <table:table-row>
          <table:table-cell table:style-name="Tableau1.A1" office:value-type="string">
            <text:p text:style-name="Table_20_Contents"><text:span text:style-name="Source_20_Text">&lt;img&gt;</text:span></text:p>
          </table:table-cell>
          <table:table-cell table:style-name="Tableau1.A1" office:value-type="string">
            <text:p text:style-name="Table_20_Contents">Affiche une image</text:p>
          </table:table-cell>
        </table:table-row>
        <table:table-row>
          <table:table-cell table:style-name="Tableau1.A1" office:value-type="string">
            <text:p text:style-name="Table_20_Contents"><text:span text:style-name="Source_20_Text">&lt;video&gt;</text:span></text:p>
          </table:table-cell>
          <table:table-cell table:style-name="Tableau1.A1" office:value-type="string">
            <text:p text:style-name="Table_20_Contents">Intègre une vidéo</text:p>
          </table:table-cell>
        </table:table-row>
        <table:table-row>
          <table:table-cell table:style-name="Tableau1.A1" office:value-type="string">
            <text:p text:style-name="Table_20_Contents">&lt;<text:span text:style-name="T2">span&gt;</text:span></text:p>
          </table:table-cell>
          <table:table-cell table:style-name="Tableau1.A1" office:value-type="string">
            <text:p text:style-name="P2">Pemert de personaliser le texte dans un retour a la ligne</text:p>
          </table:table-cell>
        </table:table-row>
        <table:table-row>
          <table:table-cell table:style-name="Tableau1.A1" office:value-type="string">
            <text:p text:style-name="Table_20_Contents">&lt;<text:span text:style-name="T2">strong&gt;</text:span></text:p>
          </table:table-cell>
          <table:table-cell table:style-name="Tableau1.A1" office:value-type="string">
            <text:p text:style-name="P2">Met en gras le texte</text:p>
          </table:table-cell>
        </table:table-row>
      </table:table>
      <text:p text:style-name="Text_20_body"/>
      <text:p text:style-name="Text_20_body">💬 <text:span text:style-name="Emphasis">Pense à bien fermer chaque balise ! Exemple : </text:span><text:span text:style-name="Emphasis"><text:span text:style-name="Source_20_Text">&lt;p&gt;Mon texte&lt;/p&gt;</text:span></text:span><text:span text:style-name="Emphasis">.</text:span></text:p>
      <text:p text:style-name="Text_20_body"><text:span text:style-name="Emphasis"/></text:p>
      <text:h text:style-name="Heading_20_1" text:outline-level="1" text:is-list-header="true">III. 🎨 Mise en forme avec le CSS</text:h>
      <text:p text:style-name="Text_20_body"><text:span text:style-name="T1">Le </text:span><text:span text:style-name="Strong_20_Emphasis"><text:span text:style-name="T1">CSS</text:span></text:span><text:span text:style-name="T1"> (</text:span><text:span text:style-name="Emphasis"><text:span text:style-name="T1">Cascading Style Sheets</text:span></text:span><text:span text:style-name="T1">) sert à rendre ton article </text:span><text:span text:style-name="Strong_20_Emphasis"><text:span text:style-name="T1">beau et agréable à lire</text:span></text:span><text:span text:style-name="T1">.<text:line-break/>Tu peux gérer les couleurs, les tailles, l’alignement, les marges, et bien plus encore !</text:span></text:p>
      <text:h text:style-name="Heading_20_2" text:outline-level="2">Positionnement des éléments</text:h>
      <text:p text:style-name="Text_20_body">Tu peux organiser les éléments de différentes façons :</text:p>
      <text:list text:style-name="L1">
        <text:list-item>
          <text:p text:style-name="P3"><text:span text:style-name="Strong_20_Emphasis"><text:span text:style-name="T1">Block</text:span></text:span><text:span text:style-name="T1"><text:line-break/>Chaque élément occupe toute la largeur disponible.<text:line-break/>Ex. : </text:span><text:span text:style-name="Source_20_Text"><text:span text:style-name="T1">&lt;div&gt;</text:span></text:span><text:span text:style-name="T1"> ou </text:span><text:span text:style-name="Source_20_Text"><text:span text:style-name="T1">&lt;p&gt;</text:span></text:span><text:span text:style-name="T1"> sont des éléments de type </text:span><text:span text:style-name="Emphasis"><text:span text:style-name="T1">block</text:span></text:span><text:span text:style-name="T1">.</text:span></text:p>
        </text:list-item>
        <text:list-item>
          <text:p text:style-name="P3"><text:span text:style-name="Strong_20_Emphasis"><text:span text:style-name="T1">Flexbox</text:span></text:span><text:span text:style-name="T1"><text:line-break/>Idéal pour aligner les éléments horizontalement ou verticalement.</text:span></text:p>
        </text:list-item>
      </text:list>
      <text:p text:style-name="Text_20_body"><text:span text:style-name="Source_20_Text">display: flex;</text:span></text:p>
      <text:p text:style-name="Text_20_body"><text:span text:style-name="Source_20_Text">flex-direction: row; <text:s text:c="2"/>/* Aligne en ligne */</text:span></text:p>
      <text:p text:style-name="Text_20_body"><text:span text:style-name="Source_20_Text">flex-direction: column; /* Aligne en colonne */</text:span></text:p>
      <text:list text:continue-numbering="true" text:style-name="L1">
        <text:list-item>
          <text:p text:style-name="P3"><text:soft-page-break/><text:span text:style-name="Strong_20_Emphasis"><text:span text:style-name="T1">Grid</text:span></text:span><text:span text:style-name="T1"><text:line-break/>Parfait pour des mises en page plus complexes, comme des galeries ou des colonnes équilibrées.</text:span></text:p>
        </text:list-item>
      </text:list>
      <text:p text:style-name="Text_20_body"/>
      <text:h text:style-name="Heading_20_2" text:outline-level="2">Personnalisation du texte</text:h>
      <text:p text:style-name="Text_20_body">Quelques propriétés CSS très utiles :</text:p>
      <text:p text:style-name="Text_20_body"><text:span text:style-name="Source_20_Text">color: red; <text:s text:c="14"/>/* Change la couleur du texte */</text:span></text:p>
      <text:p text:style-name="Text_20_body"><text:span text:style-name="Source_20_Text">text-align: center; <text:s text:c="6"/>/* Centre le texte */</text:span></text:p>
      <text:p text:style-name="Text_20_body"><text:span text:style-name="Source_20_Text">text-decoration: underline; /* Souligne le texte */</text:span></text:p>
      <text:p text:style-name="Text_20_body"><text:span text:style-name="Source_20_Text">width: 200px; <text:s text:c="12"/>/* Largeur d’un élément */</text:span></text:p>
      <text:p text:style-name="Text_20_body"><text:span text:style-name="Source_20_Text">height: 100px; <text:s text:c="11"/>/* Hauteur d’un élément */</text:span></text:p>
      <text:p text:style-name="Text_20_body"><text:span text:style-name="T1">💡 </text:span><text:span text:style-name="Emphasis"><text:span text:style-name="T1">Astuce : tu peux mélanger plusieurs propriétés pour styliser tes paragraphes !</text:span></text:span></text:p>
      <text:p text:style-name="Text_20_body"/>
      <text:h text:style-name="Heading_20_2" text:outline-level="2">Transformer un lien en bouton</text:h>
      <text:p text:style-name="Text_20_body"><text:span text:style-name="T1">Pour donner à une balise </text:span><text:span text:style-name="Source_20_Text"><text:span text:style-name="T1">&lt;a&gt;</text:span></text:span><text:span text:style-name="T1"> l’apparence d’un </text:span><text:span text:style-name="Strong_20_Emphasis"><text:span text:style-name="T1">bouton cliquable</text:span></text:span><text:span text:style-name="T1">, tu peux lui ajouter du style :</text:span></text:p>
      <text:p text:style-name="Text_20_body"><text:span text:style-name="Source_20_Text">a {</text:span></text:p>
      <text:p text:style-name="Text_20_body"><text:span text:style-name="Source_20_Text"><text:s text:c="2"/>display: inline-block;</text:span></text:p>
      <text:p text:style-name="Text_20_body"><text:span text:style-name="Source_20_Text"><text:s text:c="2"/>background-color: #007BFF;</text:span></text:p>
      <text:p text:style-name="Text_20_body"><text:span text:style-name="Source_20_Text"><text:s text:c="2"/>color: white;</text:span></text:p>
      <text:p text:style-name="Text_20_body"><text:span text:style-name="Source_20_Text"><text:s text:c="2"/>padding: 10px 20px;</text:span></text:p>
      <text:p text:style-name="Text_20_body"><text:soft-page-break/><text:span text:style-name="Source_20_Text"><text:s text:c="2"/>text-decoration: none;</text:span></text:p>
      <text:p text:style-name="Text_20_body"><text:span text:style-name="Source_20_Text"><text:s text:c="2"/>border-radius: 8px;</text:span></text:p>
      <text:p text:style-name="Text_20_body"><text:span text:style-name="Source_20_Text">}</text:span></text:p>
      <text:p text:style-name="Text_20_body"/>
      <text:p text:style-name="Text_20_body"><text:span text:style-name="Source_20_Text">a:hover {</text:span></text:p>
      <text:p text:style-name="Text_20_body"><text:span text:style-name="Source_20_Text"><text:s text:c="2"/>background-color: #0056b3;</text:span></text:p>
      <text:p text:style-name="Text_20_body"><text:span text:style-name="Source_20_Text">}</text:span></text:p>
      <text:p text:style-name="Text_20_body"><text:span text:style-name="T1">💬 </text:span><text:span text:style-name="Emphasis"><text:span text:style-name="T1">Le </text:span></text:span><text:span text:style-name="Emphasis"><text:span text:style-name="Source_20_Text"><text:span text:style-name="T1">padding</text:span></text:span></text:span><text:span text:style-name="Emphasis"><text:span text:style-name="T1"> donne l’épaisseur du bouton, et </text:span></text:span><text:span text:style-name="Emphasis"><text:span text:style-name="Source_20_Text"><text:span text:style-name="T1">border-radius</text:span></text:span></text:span><text:span text:style-name="Emphasis"><text:span text:style-name="T1"> arrondit les coins.</text:span></text:span></text:p>
      <text:p text:style-name="Text_20_body"/>
      <text:h text:style-name="Heading_20_1" text:outline-level="1">Exercices pratiques</text:h>
      <text:h text:style-name="Heading_20_2" text:outline-level="2">Exercice : Premier article</text:h>
      <text:p text:style-name="Text_20_body"><text:span text:style-name="T1">Crée un petit article simple contenant un titre et un paragraphe.<text:line-break/>Exemple :<text:line-break/></text:span><text:span text:style-name="Strong_20_Emphasis"><text:span text:style-name="T1">Titre :</text:span></text:span><text:span text:style-name="T1"> Premier article<text:line-break/></text:span><text:span text:style-name="Strong_20_Emphasis"><text:span text:style-name="T1">Texte :</text:span></text:span><text:span text:style-name="T1"> Voici mon premier article.</text:span></text:p>
      <text:p text:style-name="Text_20_body"/>
      <text:h text:style-name="Heading_20_2" text:outline-level="2">Exercice : Deuxième article</text:h>
      <text:p text:style-name="Text_20_body"><text:span text:style-name="T1">Crée une mise en page avec </text:span><text:span text:style-name="Strong_20_Emphasis"><text:span text:style-name="T1">Flexbox</text:span></text:span><text:span text:style-name="T1">.<text:line-break/>Exemple : un </text:span><text:span text:style-name="T3">texte</text:span><text:span text:style-name="T1"> </text:span><text:span text:style-name="T3">et l’</text:span><text:span text:style-name="T1">image </text:span><text:span text:style-name="T3">en dessous.</text:span><text:span text:style-name="T1"><text:line-break/></text:span><text:span text:style-name="Strong_20_Emphasis"><text:span text:style-name="T1">Titre :</text:span></text:span><text:span text:style-name="T1"> Deuxième article<text:line-break/></text:span><text:span text:style-name="Strong_20_Emphasis"><text:span text:style-name="T1">Texte :</text:span></text:span><text:span text:style-name="T1"> Voici mon premier article flex.</text:span></text:p>
      <text:p text:style-name="P4"><text:span text:style-name="T4">Im</text:span><text:span text:style-name="T5">age : ../Asset/football.jpg</text:span></text:p>
      <text:p text:style-name="P5"/>
      <text:p text:style-name="Text_20_body"><text:soft-page-break/></text:p>
      <text:h text:style-name="Heading_20_2" text:outline-level="2">Exercice : Troisième article</text:h>
      <text:p text:style-name="P6"><text:span text:style-name="Strong_20_Emphasis"><text:span text:style-name="T1">Crée une mise en page avec Flexbox.<text:line-break/>Exemple : un </text:span></text:span><text:span text:style-name="Strong_20_Emphasis"><text:span text:style-name="T3">texte a droite</text:span></text:span><text:span text:style-name="Strong_20_Emphasis"><text:span text:style-name="T1"> </text:span></text:span><text:span text:style-name="Strong_20_Emphasis"><text:span text:style-name="T3">et l’</text:span></text:span><text:span text:style-name="Strong_20_Emphasis"><text:span text:style-name="T1">image </text:span></text:span><text:span text:style-name="Strong_20_Emphasis"><text:span text:style-name="T3">a gauche</text:span></text:span><text:span text:style-name="T1">.<text:line-break/></text:span><text:span text:style-name="Strong_20_Emphasis"><text:span text:style-name="T1">Titre :</text:span></text:span><text:span text:style-name="T1"> Troisième article<text:line-break/></text:span><text:span text:style-name="Strong_20_Emphasis"><text:span text:style-name="T1">Texte :</text:span></text:span><text:span text:style-name="T1"> Voici mon troisième article.</text:span></text:p>
      <text:p text:style-name="P7">Image : ../Asset/dessin_football.png</text:p>
      <text:h text:style-name="Heading_20_2" text:outline-level="2">Exercice : Colonnes</text:h>
      <text:p text:style-name="Text_20_body"><text:span text:style-name="T1">Crée des articles avec plusieurs colonnes grâce à </text:span><text:span text:style-name="Source_20_Text"><text:span text:style-name="T1">display: grid;</text:span></text:span><text:span text:style-name="T1">.</text:span></text:p>
      <text:section text:style-name="Sect1" text:name="Section1">
        <text:p text:style-name="Text_20_body">Une colonne</text:p>
        <text:p text:style-name="Text_20_body">Deux colonnes</text:p>
        <text:p text:style-name="Text_20_body">Trois colonnes</text:p>
      </text:section>
      <text:p text:style-name="Text_20_body"/>
      <text:h text:style-name="Heading_20_2" text:outline-level="2"><text:s/>Exercice : Article libre</text:h>
      <text:p text:style-name="Text_20_body">Crée ton propre article libre sur le thème de ton choix !<text:line-break/>Tu peux utiliser texte, image, vidéo, liens, etc.</text:p>
      <text:p text:style-name="Text_20_body"/>
      <text:h text:style-name="P8" text:outline-level="2">Exercice : bouton</text:h>
      <text:p text:style-name="P9">Créer un bouton permettant d’a<text:span text:style-name="T6">c</text:span>céder <text:span text:style-name="T6">a la page Google.</text:span></text:p>
      <text:h text:style-name="Heading_20_2" text:outline-level="2">Exercice : Actions citoyennes</text:h>
      <text:p text:style-name="Text_20_body"><text:span text:style-name="T1">Inspire-toi du </text:span><text:span text:style-name="Strong_20_Emphasis"><text:span text:style-name="T1">dossier “Actions citoyennes”</text:span></text:span><text:span text:style-name="T1"> pour créer un article avec plusieurs visuels et un lien de téléchargement.</text:span></text:p>
      <text:p text:style-name="Text_20_body"/>
      <text:h text:style-name="Heading_20_2" text:outline-level="2"><text:soft-page-break/>Exercice 7 : Toutes Foot</text:h>
      <text:p text:style-name="Text_20_body"><text:span text:style-name="T1">Reproduis l’article du projet </text:span><text:span text:style-name="Strong_20_Emphasis"><text:span text:style-name="T1">“Toutes Foot”</text:span></text:span><text:span text:style-name="T1"> avec les images, les boutons et les paragraphes que tu as déjà travaillés.<text:line-break/>Tu peux y ajouter des animations au survol !</text:span></text:p>
      <text:p text:style-name="Text_20_body"/>
      <text:h text:style-name="Heading_20_1" text:outline-level="1">Conclusion</text:h>
      <text:p text:style-name="Text_20_body"><text:span text:style-name="T1">👉 En combinant </text:span><text:span text:style-name="Strong_20_Emphasis"><text:span text:style-name="T1">HTML</text:span></text:span><text:span text:style-name="T1"> et </text:span><text:span text:style-name="Strong_20_Emphasis"><text:span text:style-name="T1">CSS</text:span></text:span><text:span text:style-name="T1">, tu peux créer des articles professionnels, agréables à lire et bien structurés.<text:line-break/>Le plus important, c’est de </text:span><text:span text:style-name="Strong_20_Emphasis"><text:span text:style-name="T1">pratiquer souvent</text:span></text:span><text:span text:style-name="T1"> et de </text:span><text:span text:style-name="Strong_20_Emphasis"><text:span text:style-name="T1">tester tes idées visuellement</text:span></text:span><text:span text:style-name="T1">.<text:line-break/>Tu progresses à chaque essai 💪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ritannic Bold" svg:font-family="'Britannic Bold'" style:font-family-generic="swiss" style:font-pitch="variable"/>
    <style:font-face style:name="Comic Sans MS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55269" loext:opacity="100%" style:font-name="Comic Sans MS1" fo:font-family="'Comic Sans MS'" style:font-style-name="Normal" style:font-family-generic="script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ff0000" loext:opacity="100%" fo:font-size="28pt" style:text-underline-style="solid" style:text-underline-width="bold" style:text-underline-color="font-color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style:font-name="Comic Sans MS" fo:font-family="'Comic Sans MS'" style:font-style-name="Gras" style:font-family-generic="script" style:font-pitch="variable" fo:font-size="18pt" style:text-underline-style="solid" style:text-underline-width="bold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fo:color="#127622" loext:opacity="100%" style:font-name="Comic Sans MS" fo:font-family="'Comic Sans MS'" style:font-style-name="Gras" style:font-family-generic="script" style:font-pitch="variable" fo:font-size="16pt" style:text-underline-style="solid" style:text-underline-width="bold" style:text-underline-color="font-color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fo:text-align="center" style:justify-single-word="false" style:page-number="auto"/>
      <style:text-properties fo:color="#650953" loext:opacity="100%" style:font-name="Comic Sans MS" fo:font-family="'Comic Sans MS'" style:font-style-name="Gras" style:font-family-generic="script" style:font-pitch="variable"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4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09:34:25.161302700</meta:creation-date>
    <dc:date>2025-10-10T14:43:36.467748900</dc:date>
    <meta:editing-duration>PT14M44S</meta:editing-duration>
    <meta:editing-cycles>6</meta:editing-cycles>
    <meta:generator>LibreOffice/25.2.5.2$Windows_X86_64 LibreOffice_project/03d19516eb2e1dd5d4ccd751a0d6f35f35e08022</meta:generator>
    <meta:document-statistic meta:table-count="1" meta:image-count="0" meta:object-count="0" meta:page-count="6" meta:paragraph-count="90" meta:word-count="727" meta:character-count="4333" meta:non-whitespace-character-count="3651"/>
  </office:meta>
</office:document-meta>
</file>